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500000328A2320A168F0C4E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85cm" svg:y="-0.73cm" svg:width="25.292cm" svg:height="19.618cm" draw:z-index="0"><draw:image xlink:href="Pictures/100002010000041500000328A2320A168F0C4E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4.2$Linux_X86_64 LibreOffice_project/40$Build-2</meta:generator>
    <dc:date>2020-07-23T12:34:19.255690524</dc:date>
    <dc:creator>Terry Coles</dc:creator>
    <meta:editing-duration>PT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